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58f3" officeooo:paragraph-rsid="001358f3"/>
    </style:style>
    <style:style style:name="P2" style:family="paragraph" style:parent-style-name="Standard">
      <style:text-properties officeooo:rsid="00155438" officeooo:paragraph-rsid="00155438"/>
    </style:style>
    <style:style style:name="P3" style:family="paragraph" style:parent-style-name="Standard">
      <style:text-properties officeooo:rsid="00155438" officeooo:paragraph-rsid="001a1fd2"/>
    </style:style>
    <style:style style:name="P4" style:family="paragraph" style:parent-style-name="Standard">
      <style:text-properties style:font-name="Courier 10 Pitch" fo:font-size="10pt" officeooo:rsid="00155438" officeooo:paragraph-rsid="00155438" style:font-size-asian="10pt" style:font-size-complex="10pt"/>
    </style:style>
    <style:style style:name="P5" style:family="paragraph" style:parent-style-name="Standard">
      <style:text-properties officeooo:rsid="001f3dea" officeooo:paragraph-rsid="001f3dea"/>
    </style:style>
    <style:style style:name="P6" style:family="paragraph" style:parent-style-name="Standard">
      <style:text-properties officeooo:rsid="001f3dea" officeooo:paragraph-rsid="00405567"/>
    </style:style>
    <style:style style:name="T1" style:family="text">
      <style:text-properties fo:background-color="#dddddd" loext:char-shading-value="0"/>
    </style:style>
    <style:style style:name="T2" style:family="text">
      <style:text-properties fo:font-weight="bold" style:font-weight-asian="bold" style:font-weight-complex="bold"/>
    </style:style>
    <style:style style:name="T3" style:family="text">
      <style:text-properties fo:font-weight="bold" officeooo:rsid="0047d31a" style:font-weight-asian="bold" style:font-weight-complex="bold"/>
    </style:style>
    <style:style style:name="T4" style:family="text">
      <style:text-properties style:font-name="Courier 10 Pitch"/>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background-color="#dddddd" loext:char-shading-value="0" style:font-size-asian="10pt" style:font-size-complex="10pt"/>
    </style:style>
    <style:style style:name="T7" style:family="text">
      <style:text-properties style:font-name="Courier 10 Pitch" fo:font-size="10pt" fo:background-color="#dddddd" loext:char-shading-value="0" style:font-size-asian="10pt" style:font-size-complex="10pt"/>
    </style:style>
    <style:style style:name="T8" style:family="text">
      <style:text-properties officeooo:rsid="001d66e5"/>
    </style:style>
    <style:style style:name="T9" style:family="text">
      <style:text-properties officeooo:rsid="004055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Apache</text:span><text:span text:style-name="T3">2</text:span><text:span text:style-name="T2"> server configuration</text:span></text:p>
      <text:p text:style-name="P4"><text:tab/><text:span text:style-name="T1">/etc/apache2/</text:span></text:p>
      <text:p text:style-name="P4"><text:tab/><text:span text:style-name="T1">|-- apache2.conf</text:span></text:p>
      <text:p text:style-name="P4"><text:tab/><text:span text:style-name="T1">|</text:span><text:tab/><text:span text:style-name="T1">`-- <text:s/>ports.conf</text:span></text:p>
      <text:p text:style-name="P4"><text:tab/><text:span text:style-name="T1">|-- mods-enabled</text:span></text:p>
      <text:p text:style-name="P4"><text:tab/><text:span text:style-name="T1">|</text:span><text:tab/><text:span text:style-name="T1">|-- *.load</text:span></text:p>
      <text:p text:style-name="P4"><text:tab/><text:span text:style-name="T1">|</text:span><text:tab/><text:span text:style-name="T1">`-- *.conf</text:span></text:p>
      <text:p text:style-name="P4"><text:tab/><text:span text:style-name="T1">|-- conf-enabled</text:span></text:p>
      <text:p text:style-name="P4"><text:tab/><text:span text:style-name="T1">|</text:span><text:tab/><text:span text:style-name="T1">`-- *.conf</text:span></text:p>
      <text:p text:style-name="P4"><text:s/><text:tab/><text:span text:style-name="T1">`-- sites-enabled</text:span></text:p>
      <text:p text:style-name="P4"><text:tab/> <text:tab/><text:span text:style-name="T1">`-- *.conf</text:span></text:p>
      <text:p text:style-name="P2">This is the main Apache server configuration file. <text:s/>It contains the configuration directives that give the server its instructions.</text:p>
      <text:p text:style-name="P3">See <text:a xlink:type="simple" xlink:href="http://httpd.apache.org/docs/2.4/" text:style-name="Internet_20_link" text:visited-style-name="Visited_20_Internet_20_Link">http://httpd.apache.org/docs/2.4/</text:a> <text:s/>for detailed information about the directives and <text:span text:style-name="T7">/usr/share/doc/apache2/README.Debian</text:span> about Debian specific hints.</text:p>
      <text:p text:style-name="P2">Summary of how the Apache 2 configuration works in Debian:</text:p>
      <text:p text:style-name="P2"><text:s/>The Apache 2 web server configuration in Debian is quite different to upstream's suggested way to configure the web server. This is because Debian's default Apache2 installation attempts to make adding and removing modules, virtual hosts, and extra configuration directives as flexible as possible, in order to make automating the changes and administering the server as easy as possible.</text:p>
      <text:p text:style-name="P2"/>
      <text:p text:style-name="P2">It is split into several files forming the configuration hierarchy outlined <text:span text:style-name="T8">above</text:span>, all located in the <text:span text:style-name="T7">/etc/apache2/</text:span> directory.</text:p>
      <text:p text:style-name="P2"/>
      <text:p text:style-name="P5">* <text:span text:style-name="T7">apache2.conf</text:span> is the main configuration file (this file). It puts the pieces together by including all remaining configuration files when starting up the web server.</text:p>
      <text:p text:style-name="P5"/>
      <text:p text:style-name="P5">* <text:span text:style-name="T7">ports.conf</text:span> is always included from the main configuration file. It is supposed to determine listening ports for incoming connections which can be customized anytime.</text:p>
      <text:p text:style-name="P5"/>
      <text:p text:style-name="P5">* Configuration files in the <text:span text:style-name="T7">mods-enabled/</text:span>, <text:span text:style-name="T7">conf-enabled/</text:span> and <text:span text:style-name="T7">sites-enabled/</text:span> directories contain particular configuration snippets which manage modules, global configuration fragments, or virtual host configurations, respectively.</text:p>
      <text:p text:style-name="P5"/>
      <text:p text:style-name="P5">They are activated by symlinking available configuration files from their respective <text:span text:style-name="T7">*-available/</text:span> counterparts. These should be managed by using our helpers <text:span text:style-name="T7">a2enmod/a2dismod</text:span>, <text:span text:style-name="T7">a2ensite/a2dissite</text:span> and <text:span text:style-name="T7">a2enconf/a2disconf</text:span>. See their respective man pages for detailed information.</text:p>
      <text:p text:style-name="P5"/>
      <text:p text:style-name="P5">* The binary is called <text:span text:style-name="T7">apache2</text:span>. Due to the use of environment variables, in the default configuration, <text:span text:style-name="T7">apache2</text:span> needs to be started/stopped with <text:span text:style-name="T7">/etc/init.d/apache2</text:span> or <text:span text:style-name="T7">apache2ctl</text:span>. Calling <text:span text:style-name="T7">/usr/bin/apache2</text:span> directly will not work with the default configuration.</text:p>
      <text:p text:style-name="P5"/>
      <text:p text:style-name="P5">Global configuration</text:p>
      <text:p text:style-name="P5">ServerRoot: The top of the directory tree under which the server's configuration, error, and log files are kept.</text:p>
      <text:p text:style-name="P6">NOTE! <text:s/>If you intend to place this on an NFS (or otherwise network) mounted filesystem then please read the Mutex documentation<text:span text:style-name="T9">(</text:span></text:p>
      <text:p text:style-name="P6">available at &lt;URL:<text:a xlink:type="simple" xlink:href="http://httpd.apache.org/docs/2.4/mod/core.html#mutex" text:style-name="Internet_20_link" text:visited-style-name="Visited_20_Internet_20_Link">http://httpd.apache.org/docs/2.4/mod/core.html#mutex</text:a>&gt;); you will save yourself a lot of trouble. Do NOT add a slash at the end of the directory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6:12:00.292253885</meta:creation-date>
    <dc:date>2017-06-25T16:26:48.236787192</dc:date>
    <meta:editing-duration>PT14M25S</meta:editing-duration>
    <meta:editing-cycles>46</meta:editing-cycles>
    <meta:generator>LibreOffice/5.1.6.2$Linux_X86_64 LibreOffice_project/10m0$Build-2</meta:generator>
    <meta:document-statistic meta:table-count="0" meta:image-count="0" meta:object-count="0" meta:page-count="1" meta:paragraph-count="25" meta:word-count="355" meta:character-count="2567" meta:non-whitespace-character-count="2214"/>
  </office:meta>
</office:document-meta>
</file>